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7979in" fo:margin-left="2.0146in" fo:margin-right="2.1125in" table:align="margins"/>
    </style:style>
    <style:style style:name="Table1.A" style:family="table-column">
      <style:table-column-properties style:column-width="1.4479in" style:rel-column-width="2085*"/>
    </style:style>
    <style:style style:name="Table1.B" style:family="table-column">
      <style:table-column-properties style:column-width="1.35in" style:rel-column-width="19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71in" fo:margin-left="0in" fo:margin-right="-0.0021in" table:align="margins" style:shadow="none"/>
    </style:style>
    <style:style style:name="Table2.A" style:family="table-column">
      <style:table-column-properties style:column-width="2.0104in" style:rel-column-width="2895*"/>
    </style:style>
    <style:style style:name="Table2.B" style:family="table-column">
      <style:table-column-properties style:column-width="4.9167in" style:rel-column-width="708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 style:shadow="none"/>
    </style:style>
    <style:style style:name="Table3.A" style:family="table-column">
      <style:table-column-properties style:column-width="1.6563in" style:rel-column-width="2385*"/>
    </style:style>
    <style:style style:name="Table3.B" style:family="table-column">
      <style:table-column-properties style:column-width="1.4792in" style:rel-column-width="2130*"/>
    </style:style>
    <style:style style:name="Table3.C" style:family="table-column">
      <style:table-column-properties style:column-width="3.7917in" style:rel-column-width="546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2.8229in" fo:margin-left="0.5354in" fo:margin-right="3.5667in" table:align="margins"/>
    </style:style>
    <style:style style:name="Table4.A" style:family="table-column">
      <style:table-column-properties style:column-width="1.125in" style:rel-column-width="1620*"/>
    </style:style>
    <style:style style:name="Table4.B" style:family="table-column">
      <style:table-column-properties style:column-width="0.8333in" style:rel-column-width="1200*"/>
    </style:style>
    <style:style style:name="Table4.C" style:family="table-column">
      <style:table-column-properties style:column-width="0.8646in" style:rel-column-width="1245*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C2" style:family="table-cell">
      <style:table-cell-properties fo:padding="0.0382in" fo:border-left="0.0007in solid #000000" fo:border-right="0.0007in solid #000000" fo:border-top="none" fo:border-bottom="none"/>
    </style:style>
    <style:style style:name="Table4.A5" style:family="table-cell">
      <style:table-cell-properties fo:padding="0.0382in" fo:border-left="0.0007in solid #000000" fo:border-right="none" fo:border-top="none" fo:border-bottom="0.0007in solid #000000"/>
    </style:style>
    <style:style style:name="Table4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2638in" fo:margin-right="0.0035in" fo:text-align="start" style:justify-single-word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.2638in" fo:margin-right="0.0035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.2535in" fo:margin-right="0.0035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2535in" fo:margin-right="0.0035in" fo:text-align="start" style:justify-single-word="false" fo:text-indent="0in" style:auto-text-indent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2638in" fo:margin-right="-0.0071in" fo:text-align="start" style:justify-single-word="false" fo:text-indent="0in" style:auto-text-indent="false"/>
      <style:text-properties fo:font-weight="normal"/>
    </style:style>
    <style:style style:name="P19" style:family="paragraph" style:parent-style-name="Standard">
      <style:paragraph-properties fo:margin-left="0.2638in" fo:margin-right="-0.0071in" fo:text-align="start" style:justify-single-word="false" fo:text-indent="0in" style:auto-text-indent="false"/>
      <style:text-properties style:font-name="Liberation Serif" fo:font-size="12pt" fo:font-weight="normal" style:font-size-asian="10.5pt" style:font-size-complex="12pt"/>
    </style:style>
    <style:style style:name="P20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style:font-name-asian="Times New Roman1" style:font-weight-asian="normal" style:font-name-complex="Times New Roman1" style:font-weight-complex="normal"/>
    </style:style>
    <style:style style:name="T3" style:family="text">
      <style:text-properties fo:font-style="normal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color="#000000" style:text-position="0% 100%" style:font-name="Liberation Serif" fo:font-size="12pt" fo:letter-spacing="normal" fo:font-style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Times New Roman1" fo:font-size="12pt" fo:letter-spacing="normal" fo:font-style="normal" style:font-name-asian="Times New Roman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Times New Roman1" fo:letter-spacing="normal" fo:font-style="normal" style:font-name-asian="Times New Roman1" style:font-style-asian="normal" style:font-name-complex="Times New Roman1" style:font-style-complex="normal"/>
    </style:style>
    <style:style style:name="T9" style:family="text">
      <style:text-properties fo:font-variant="normal" fo:text-transform="none" fo:color="#000000" style:text-position="0% 100%" fo:letter-spacing="normal" fo:font-style="normal" style:font-style-asian="normal" style:font-style-complex="normal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16" style:family="text">
      <style:text-properties style:text-position="0% 100%" style:font-name="Liberation Serif" style:font-size-asian="10.5pt"/>
    </style:style>
    <style:style style:name="T17" style:family="text">
      <style:text-properties style:text-position="0% 100%" style:font-name="Liberation Serif" fo:font-weight="bold" style:font-size-asian="10.5pt" style:font-style-asian="normal" style:font-style-complex="normal"/>
    </style:style>
    <style:style style:name="T18" style:family="text">
      <style:text-properties style:text-position="0% 100%" style:font-name="Liberation Serif" fo:font-style="italic" style:font-size-asian="10.5pt" style:font-style-asian="italic" style:font-style-complex="italic"/>
    </style:style>
    <style:style style:name="T19" style:family="text">
      <style:text-properties fo:font-size="12pt"/>
    </style:style>
    <style:style style:name="T20" style:family="text">
      <style:text-properties fo:letter-spacing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size-complex="12pt"/>
    </style:style>
    <style:style style:name="T23" style:family="text">
      <style:text-properties style:text-position="sub 58%"/>
    </style:style>
    <style:style style:name="T24" style:family="text">
      <style:text-properties style:text-position="sub 58%" style:font-name="Liberation Serif" style:font-size-asian="10.5pt"/>
    </style:style>
    <style:style style:name="T25" style:family="text">
      <style:text-properties style:font-name="Times New Roman"/>
    </style:style>
    <style:style style:name="T26" style:family="text">
      <style:text-properties style:font-size-asian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nguages and Machines</text:p>
      <text:p text:style-name="P7">Chap 3: 9, 11, 37 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9.</text:p>
            <text:p text:style-name="P18"><text:span text:style-name="T6">S </text:span><text:span text:style-name="T7">→</text:span><text:span text:style-name="T6"> aSc | Z</text:span></text:p>
            <text:p text:style-name="P19"><text:span text:style-name="T21">Z </text:span><text:span text:style-name="T2">→</text:span><text:span text:style-name="T21"> bZc | Zc | </text:span><text:span text:style-name="T4">λ</text:span></text:p>
          </table:table-cell>
          <table:table-cell table:style-name="Table2.A1" office:value-type="string">
            <text:p text:style-name="P1">11.</text:p>
            <text:p text:style-name="P16">S <text:span text:style-name="T1">→</text:span> aSB | <text:span text:style-name="T4">λ</text:span></text:p>
            <text:p text:style-name="P17"><text:span text:style-name="T9">B </text:span><text:span text:style-name="T8">→</text:span><text:span text:style-name="T9"> b | bBa</text:span></text:p>
          </table:table-cell>
        </table:table-row>
      </table:table>
      <text:p text:style-name="P10"><text:span text:style-name="T4"/></text:p>
      <text:p text:style-name="P9">37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L<text:span text:style-name="T23">1</text:span></text:p>
            <text:p text:style-name="P15">S <text:span text:style-name="T1">→</text:span> WX</text:p>
            <text:p text:style-name="P15"><text:span text:style-name="T1">W→</text:span> aWb | ab</text:p>
            <text:p text:style-name="P15">X <text:span text:style-name="T1">→</text:span> cX | c</text:p>
          </table:table-cell>
          <table:table-cell table:style-name="Table3.A1" office:value-type="string">
            <text:p text:style-name="P12">L<text:span text:style-name="T23">2</text:span></text:p>
            <text:p text:style-name="P11">S <text:span text:style-name="T1">→</text:span> YZ</text:p>
            <text:p text:style-name="P11">Y <text:span text:style-name="T1">→</text:span> aY | a</text:p>
            <text:p text:style-name="P11">Z <text:span text:style-name="T1">→</text:span> bZc | bc</text:p>
          </table:table-cell>
          <table:table-cell table:style-name="Table3.A1" office:value-type="string">
            <text:p text:style-name="P12">L<text:span text:style-name="T23">1</text:span><text:span text:style-name="T12"> U L</text:span><text:span text:style-name="T23">2</text:span></text:p>
            <text:p text:style-name="P13">S <text:span text:style-name="T1">→</text:span> WX | YZ</text:p>
            <text:p text:style-name="P11">W <text:span text:style-name="T1">→</text:span> aWb | ab</text:p>
            <text:p text:style-name="P11">X <text:span text:style-name="T1">→</text:span> cX | c</text:p>
            <text:p text:style-name="P11">Y <text:span text:style-name="T1">→</text:span> aY | a</text:p>
            <text:p text:style-name="P11">Z <text:span text:style-name="T1">→</text:span> bYc | bc</text:p>
          </table:table-cell>
        </table:table-row>
      </table:table>
      <text:p text:style-name="P9"/>
      <text:p text:style-name="P11">L<text:span text:style-name="T23">1</text:span><text:span text:style-name="T12"> U L</text:span><text:span text:style-name="T23">2</text:span><text:span text:style-name="T12"> will always be ambiguous because the string </text:span><text:span text:style-name="T13">abc</text:span><text:span text:style-name="T14"> can be generated by either language:</text:span></text:p>
      <text:p text:style-name="P11"><text:span text:style-name="T1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14">S </text:span><text:span text:style-name="T15">→</text:span><text:span text:style-name="T14"> WX</text:span></text:p>
            <text:p text:style-name="P11"><text:span text:style-name="T14">S </text:span><text:span text:style-name="T15">→</text:span><text:span text:style-name="T14"> abX</text:span></text:p>
            <text:p text:style-name="P11"><text:span text:style-name="T14">S </text:span><text:span text:style-name="T15">→</text:span><text:span text:style-name="T14"> abc</text:span></text:p>
          </table:table-cell>
          <table:table-cell table:style-name="Table1.B1" office:value-type="string">
            <text:p text:style-name="P21">S <text:span text:style-name="T1">→</text:span> YZ</text:p>
            <text:p text:style-name="P21">S <text:span text:style-name="T1">→</text:span> aZ</text:p>
            <text:p text:style-name="P21">S <text:span text:style-name="T1">→</text:span> abc</text:p>
          </table:table-cell>
        </table:table-row>
      </table:table>
      <text:p text:style-name="P11"><text:span text:style-name="T14"/></text:p>
      <text:p text:style-name="P11">Find a CFG over {a,b} that generates the language consisting of strings that have twice as many a's as b's and prove your grammar correct. </text:p>
      <text:p text:style-name="P3"><text:span text:style-name="T4"/></text:p>
      <text:p text:style-name="P3">S <text:span text:style-name="T1">→</text:span> SaSaSbS | SaSbSaS | SbSaSaS | <text:span text:style-name="T17">λ</text:span></text:p>
      <text:p text:style-name="P6"><text:span text:style-name="T16">Basis</text:span></text:p>
      <text:p text:style-name="P4"><text:span text:style-name="T16">aab, aba, and baa all clearly have n</text:span><text:span text:style-name="T24">a</text:span><text:span text:style-name="T16"> = 2* n</text:span><text:span text:style-name="T24">b</text:span></text:p>
      <text:p text:style-name="P6"><text:span text:style-name="T16">Inductive Hypothesis</text:span></text:p>
      <text:p text:style-name="P4"><text:span text:style-name="T16">n</text:span><text:span text:style-name="T24">a</text:span><text:span text:style-name="T16"> = 2* n</text:span><text:span text:style-name="T24">b </text:span><text:span text:style-name="T16">for up to z derivations</text:span></text:p>
      <text:p text:style-name="P6"><text:span text:style-name="T16">Induction</text:span></text:p>
      <text:list text:style-name="L1">
        <text:list-item>
          <text:p text:style-name="P5"><text:span text:style-name="T16">Suppose we have derived the word </text:span><text:span text:style-name="T18">w </text:span><text:span text:style-name="T16">with </text:span><text:span text:style-name="T18">z</text:span><text:span text:style-name="T16"> derivations, which satisfies what we are trying to prove by the inductive hypothesis. </text:span></text:p>
        </text:list-item>
        <text:list-item>
          <text:p text:style-name="P5"><text:span text:style-name="T16">The following rules are possibly derived from </text:span><text:span text:style-name="T18">w </text:span><text:span text:style-name="T16">for a total of z+1 derivations</text:span><text:span text:style-name="T18">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Rule</text:p>
          </table:table-cell>
          <table:table-cell table:style-name="Table4.A1" office:value-type="string">
            <text:p text:style-name="P23">n<text:span text:style-name="T23">a</text:span></text:p>
          </table:table-cell>
          <table:table-cell table:style-name="Table4.C1" office:value-type="string">
            <text:p text:style-name="P23">n<text:span text:style-name="T23">b</text:span></text:p>
          </table:table-cell>
        </table:table-row>
        <table:table-row>
          <table:table-cell table:style-name="Table4.A2" office:value-type="string">
            <text:p text:style-name="P22">S <text:span text:style-name="T1">→</text:span> <text:s/><text:span text:style-name="T10">SaSaSbS</text:span></text:p>
          </table:table-cell>
          <table:table-cell table:style-name="Table4.A2" office:value-type="string">
            <text:p text:style-name="P22">2</text:p>
          </table:table-cell>
          <table:table-cell table:style-name="Table4.C2" office:value-type="string">
            <text:p text:style-name="P22">1</text:p>
          </table:table-cell>
        </table:table-row>
        <table:table-row>
          <table:table-cell table:style-name="Table4.A2" office:value-type="string">
            <text:p text:style-name="P3">S <text:span text:style-name="T1">→</text:span> SaSbSaS </text:p>
          </table:table-cell>
          <table:table-cell table:style-name="Table4.A2" office:value-type="string">
            <text:p text:style-name="P22">2</text:p>
          </table:table-cell>
          <table:table-cell table:style-name="Table4.C2" office:value-type="string">
            <text:p text:style-name="P22">1</text:p>
          </table:table-cell>
        </table:table-row>
        <table:table-row>
          <table:table-cell table:style-name="Table4.A2" office:value-type="string">
            <text:p text:style-name="P3">S <text:span text:style-name="T1">→</text:span> SbSaSaS</text:p>
          </table:table-cell>
          <table:table-cell table:style-name="Table4.A2" office:value-type="string">
            <text:p text:style-name="P22">2</text:p>
          </table:table-cell>
          <table:table-cell table:style-name="Table4.C2" office:value-type="string">
            <text:p text:style-name="P22">1</text:p>
          </table:table-cell>
        </table:table-row>
        <table:table-row>
          <table:table-cell table:style-name="Table4.A5" office:value-type="string">
            <text:p text:style-name="P3">S <text:span text:style-name="T1">→</text:span> <text:span text:style-name="T17">λ</text:span></text:p>
          </table:table-cell>
          <table:table-cell table:style-name="Table4.A5" office:value-type="string">
            <text:p text:style-name="P22">0</text:p>
          </table:table-cell>
          <table:table-cell table:style-name="Table4.C5" office:value-type="string">
            <text:p text:style-name="P22">0</text:p>
          </table:table-cell>
        </table:table-row>
      </table:table>
      <text:list text:style-name="L1">
        <text:list-item>
          <text:p text:style-name="P5"><text:span text:style-name="T16">In each case, the number of a's is 2* the number of b's as desir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fo:font-size="14pt" style:font-size-asian="14pt" style:font-size-complex="14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Set 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1-08T20:15:06</meta:creation-date>
    <dc:date>2010-11-08T21:55:44</dc:date>
    <meta:editing-cycles>96</meta:editing-cycles>
    <meta:editing-duration>PT1H40M3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56" meta:word-count="217" meta:character-count="980"/>
  </office:meta>
</office:document-meta>
</file>